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7">
      <style:paragraph-properties fo:margin-top="0in" fo:margin-bottom="0in" style:contextual-spacing="false"/>
      <style:text-properties style:font-name="Brix Slab Regular"/>
    </style:style>
    <style:style style:name="P24" style:family="paragraph" style:parent-style-name="Text_20_body" style:list-style-name="L7">
      <style:text-properties style:font-name="Brix Slab Regular"/>
    </style:style>
    <style:style style:name="P25" style:family="paragraph" style:parent-style-name="Text_20_body" style:list-style-name="L8">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ie </text:span><text:span text:style-name="Strong_20_Emphasis"><text:span text:style-name="T1">senseBox Verkettbare NeoPixel RGB LED</text:span></text:span><text:span text:style-name="T1"> ist ein Modul, das auf den WS2812 oder ähnlichen intelligenten LED-Chips basiert. Diese LEDs sind als "NeoPixel" bekannt und bieten eine vollfarbige RGB-Beleuchtung, die individuell steuerbar ist. Jeder LED-Chip enthält einen eingebauten Mikrocontroller, der es ermöglicht, jede LED unabhängig von den anderen zu steuern. Die Module sind kaskadierbar, was bedeutet, dass sie in Serie geschaltet werden können, um eine größere Anzahl von LEDs mit nur einem Steuerungssignal zu betreiben.</text:span></text:p>
      <text:h text:style-name="P2" text:outline-level="3">Ausführliches Datenblatt für die senseBox Verkettbare NeoPixel RGB LED</text:h>
      <text:h text:style-name="P3" text:outline-level="4">Allgemeine Informationen</text:h>
      <text:list xml:id="list1644503458" text:style-name="L1">
        <text:list-item>
          <text:p text:style-name="P7"><text:span text:style-name="Strong_20_Emphasis"><text:span text:style-name="T1">Produktname:</text:span></text:span><text:span text:style-name="T1"> senseBox Verkettbare NeoPixel RGB LED</text:span></text:p>
        </text:list-item>
        <text:list-item>
          <text:p text:style-name="P7"><text:span text:style-name="Strong_20_Emphasis"><text:span text:style-name="T1">LED-Chip:</text:span></text:span><text:span text:style-name="T1"> WS2812 oder kompatibel</text:span></text:p>
        </text:list-item>
        <text:list-item>
          <text:p text:style-name="P6"><text:span text:style-name="Strong_20_Emphasis"><text:span text:style-name="T1">Einsatzbereiche:</text:span></text:span><text:span text:style-name="T1"> Dekorative Beleuchtung, Statusanzeigen, Visualisierung von Daten, DIY-Projekte</text:span></text:p>
        </text:list-item>
      </text:list>
      <text:h text:style-name="P3" text:outline-level="4">Technische Spezifikationen</text:h>
      <text:h text:style-name="P4" text:outline-level="5">Elektrische Eigenschaften</text:h>
      <text:list xml:id="list2092767501" text:style-name="L2">
        <text:list-item>
          <text:p text:style-name="P9"><text:span text:style-name="Strong_20_Emphasis"><text:span text:style-name="T1">Betriebsspannung:</text:span></text:span><text:span text:style-name="T1"> 5V DC</text:span></text:p>
        </text:list-item>
        <text:list-item>
          <text:p text:style-name="P9"><text:span text:style-name="Strong_20_Emphasis"><text:span text:style-name="T1">Stromverbrauch:</text:span></text:span></text:p>
          <text:list>
            <text:list-item>
              <text:p text:style-name="P9"><text:span text:style-name="Strong_20_Emphasis"><text:span text:style-name="T1">Maximal (alle LEDs weiß):</text:span></text:span><text:span text:style-name="T1"> Bis zu 60 mA pro LED</text:span></text:p>
            </text:list-item>
            <text:list-item>
              <text:p text:style-name="P9"><text:span text:style-name="Strong_20_Emphasis"><text:span text:style-name="T1">Typisch (farbig):</text:span></text:span><text:span text:style-name="T1"> 20 mA bis 60 mA pro LED (abhängig von der Farbe und Helligkeit)</text:span></text:p>
            </text:list-item>
          </text:list>
        </text:list-item>
        <text:list-item>
          <text:p text:style-name="P9"><text:span text:style-name="Strong_20_Emphasis"><text:span text:style-name="T1">Datenprotokoll:</text:span></text:span><text:span text:style-name="T1"> Einzeldraht-Serielles Protokoll</text:span></text:p>
        </text:list-item>
        <text:list-item>
          <text:p text:style-name="P9"><text:span text:style-name="Strong_20_Emphasis"><text:span text:style-name="T1">Datenrate:</text:span></text:span><text:span text:style-name="T1"> Bis zu 800 kHz</text:span></text:p>
        </text:list-item>
        <text:list-item>
          <text:p text:style-name="P8"><text:span text:style-name="Strong_20_Emphasis"><text:span text:style-name="T1">Leuchtkraft:</text:span></text:span><text:span text:style-name="T1"> Bis zu 18 mA pro Farbe (R, G, B) pro LED</text:span></text:p>
        </text:list-item>
      </text:list>
      <text:h text:style-name="P4" text:outline-level="5">Physische Eigenschaften</text:h>
      <text:list xml:id="list2286181487" text:style-name="L3">
        <text:list-item>
          <text:p text:style-name="P11"><text:span text:style-name="Strong_20_Emphasis"><text:span text:style-name="T1">Abmessungen (pro Modul):</text:span></text:span><text:span text:style-name="T1"> Variabel, typischerweise ca. 10 mm x 10 mm pro LED</text:span></text:p>
        </text:list-item>
        <text:list-item>
          <text:p text:style-name="P11"><text:span text:style-name="Strong_20_Emphasis"><text:span text:style-name="T1">Kabelverbindungen:</text:span></text:span><text:span text:style-name="T1"> VCC, GND, DATA IN, DATA OUT</text:span></text:p>
        </text:list-item>
        <text:list-item>
          <text:p text:style-name="P11"><text:span text:style-name="Strong_20_Emphasis"><text:span text:style-name="T1">Kaskadierung:</text:span></text:span><text:span text:style-name="T1"> Unterstützt mehrere Module in Serie (verkettbar)</text:span></text:p>
        </text:list-item>
        <text:list-item>
          <text:p text:style-name="P10"><text:span text:style-name="Strong_20_Emphasis"><text:span text:style-name="T1">Gehäuse:</text:span></text:span><text:span text:style-name="T1"> Offenes PCB-Design oder mit Kunststoffgehäuse (je nach Version)</text:span></text:p>
        </text:list-item>
      </text:list>
      <text:h text:style-name="P4" text:outline-level="5">LED-Eigenschaften</text:h>
      <text:list xml:id="list935861688" text:style-name="L4">
        <text:list-item>
          <text:p text:style-name="P13"><text:span text:style-name="Strong_20_Emphasis"><text:span text:style-name="T1">Farbspektrum:</text:span></text:span><text:span text:style-name="T1"> RGB (16.777.216 mögliche Farben)</text:span></text:p>
        </text:list-item>
        <text:list-item>
          <text:p text:style-name="P13"><text:span text:style-name="Strong_20_Emphasis"><text:span text:style-name="T1">Helligkeitssteuerung:</text:span></text:span><text:span text:style-name="T1"> 8-Bit PWM für jede Farbe, insgesamt 24-Bit-Farbsteuerung</text:span></text:p>
        </text:list-item>
        <text:list-item>
          <text:p text:style-name="P13"><text:span text:style-name="Strong_20_Emphasis"><text:span text:style-name="T1">Blickwinkel:</text:span></text:span><text:span text:style-name="T1"> 120 Grad</text:span></text:p>
        </text:list-item>
        <text:list-item>
          <text:p text:style-name="P12"><text:span text:style-name="Strong_20_Emphasis"><text:span text:style-name="T1">Lebensdauer:</text:span></text:span><text:span text:style-name="T1"> Typischerweise bis zu 50.000 Stunden</text:span></text:p>
        </text:list-item>
      </text:list>
      <text:h text:style-name="P3" text:outline-level="4">Funktionen und Merkmale</text:h>
      <text:list xml:id="list3763814773" text:style-name="L5">
        <text:list-item>
          <text:p text:style-name="P15"><text:span text:style-name="Strong_20_Emphasis"><text:span text:style-name="T1">Individuelle Steuerung:</text:span></text:span><text:span text:style-name="T1"> Jede LED kann unabhängig in Farbe und Helligkeit gesteuert werden.</text:span></text:p>
        </text:list-item>
        <text:list-item>
          <text:p text:style-name="P15"><text:span text:style-name="Strong_20_Emphasis"><text:span text:style-name="T1">Verkettbarkeit:</text:span></text:span><text:span text:style-name="T1"> Einfaches Hinzufügen weiterer LED-Module durch serielle Verbindung.</text:span></text:p>
        </text:list-item>
        <text:list-item>
          <text:p text:style-name="P15"><text:span text:style-name="Strong_20_Emphasis"><text:span text:style-name="T1">Hohe Farbtreue:</text:span></text:span><text:span text:style-name="T1"> Bietet eine große Palette an Farben durch 8-Bit-PWM-Steuerung für jede Farbe.</text:span></text:p>
        </text:list-item>
        <text:list-item>
          <text:p text:style-name="P14"><text:soft-page-break/><text:span text:style-name="Strong_20_Emphasis"><text:span text:style-name="T1">Einfache Integration:</text:span></text:span><text:span text:style-name="T1"> Kann direkt mit Mikrocontrollern wie der senseBox MCU oder Arduino-Boards gesteuert werden.</text:span></text:p>
        </text:list-item>
      </text:list>
      <text:h text:style-name="P3" text:outline-level="4">Anwendungsbereiche</text:h>
      <text:list xml:id="list3370165619" text:style-name="L6">
        <text:list-item>
          <text:p text:style-name="P17"><text:span text:style-name="Strong_20_Emphasis"><text:span text:style-name="T1">Dekorative Beleuchtung:</text:span></text:span><text:span text:style-name="T1"> Erstellen von Farbmustern und -sequenzen für dekorative Zwecke.</text:span></text:p>
        </text:list-item>
        <text:list-item>
          <text:p text:style-name="P17"><text:span text:style-name="Strong_20_Emphasis"><text:span text:style-name="T1">Statusanzeigen:</text:span></text:span><text:span text:style-name="T1"> Visualisierung von Zuständen oder Warnungen durch Farbänderungen.</text:span></text:p>
        </text:list-item>
        <text:list-item>
          <text:p text:style-name="P17"><text:span text:style-name="Strong_20_Emphasis"><text:span text:style-name="T1">Datenvisualisierung:</text:span></text:span><text:span text:style-name="T1"> Anzeige von Daten durch Farbmuster, z.B. für Temperatur, Lautstärke oder andere Sensorwerte.</text:span></text:p>
        </text:list-item>
        <text:list-item>
          <text:p text:style-name="P16"><text:span text:style-name="Strong_20_Emphasis"><text:span text:style-name="T1">Bildung und DIY-Projekte:</text:span></text:span><text:span text:style-name="T1"> Ideal für kreative Projekte und Lernzwecke in der Elektronik und Programmierung.</text:span></text:p>
        </text:list-item>
      </text:list>
      <text:h text:style-name="P3" text:outline-level="4">Sicherheits- und Nutzungsrichtlinien</text:h>
      <text:list xml:id="list2698828691" text:style-name="L7">
        <text:list-item>
          <text:p text:style-name="P18"><text:span text:style-name="Strong_20_Emphasis"><text:span text:style-name="T1">Elektrische Sicherheit:</text:span></text:span></text:p>
          <text:list>
            <text:list-item>
              <text:p text:style-name="P23">Stellen Sie sicher, dass die Betriebsspannung von 5V nicht überschritten wird, um die LEDs nicht zu beschädigen.</text:p>
            </text:list-item>
            <text:list-item>
              <text:p text:style-name="P23">Verwenden Sie eine geeignete Stromversorgung, die den maximalen Strombedarf deckt.</text:p>
            </text:list-item>
          </text:list>
        </text:list-item>
        <text:list-item>
          <text:p text:style-name="P18"><text:span text:style-name="Strong_20_Emphasis"><text:span text:style-name="T1">Installation:</text:span></text:span></text:p>
          <text:list>
            <text:list-item>
              <text:p text:style-name="P23">Vermeiden Sie Kurzschlüsse zwischen den Leitungen.</text:p>
            </text:list-item>
            <text:list-item>
              <text:p text:style-name="P24">LEDs sollten in gut belüfteten Bereichen betrieben werden, um eine Überhitzung zu vermeiden.</text:p>
            </text:list-item>
          </text:list>
        </text:list-item>
      </text:list>
      <text:h text:style-name="P3" text:outline-level="4">Verpackung und Lieferung</text:h>
      <text:list xml:id="list985377356" text:style-name="L8">
        <text:list-item>
          <text:p text:style-name="P20"><text:span text:style-name="Strong_20_Emphasis"><text:span text:style-name="T1">Lieferumfang:</text:span></text:span></text:p>
          <text:list>
            <text:list-item>
              <text:p text:style-name="P25">Verkettbare NeoPixel RGB LED-Module (Anzahl je nach Bestellung)</text:p>
            </text:list-item>
            <text:list-item>
              <text:p text:style-name="P25">Verbindungskabel</text:p>
            </text:list-item>
            <text:list-item>
              <text:p text:style-name="P25">Kurzanleitung zur Inbetriebnahme</text:p>
            </text:list-item>
          </text:list>
        </text:list-item>
        <text:list-item>
          <text:p text:style-name="P19"><text:span text:style-name="Strong_20_Emphasis"><text:span text:style-name="T1">Verpackung:</text:span></text:span><text:span text:style-name="T1"> Antistatische Verpackung zum Schutz der LEDs und Elektronik</text:span></text:p>
        </text:list-item>
      </text:list>
      <text:h text:style-name="P3" text:outline-level="4">Hinweise und Empfehlungen</text:h>
      <text:list xml:id="list2874599701" text:style-name="L9">
        <text:list-item>
          <text:p text:style-name="P22"><text:span text:style-name="Strong_20_Emphasis"><text:span text:style-name="T1">Verkettung:</text:span></text:span><text:span text:style-name="T1"> Stellen Sie sicher, dass die Datenleitung korrekt verkettet ist, d.h. DATA OUT eines Moduls wird mit DATA IN des nächsten Moduls verbunden.</text:span></text:p>
        </text:list-item>
        <text:list-item>
          <text:p text:style-name="P22"><text:span text:style-name="Strong_20_Emphasis"><text:span text:style-name="T1">Datenübertragung:</text:span></text:span><text:span text:style-name="T1"> Die Datenleitung sollte möglichst kurz und störungsfrei geführt werden, um Signalverluste zu minimieren.</text:span></text:p>
        </text:list-item>
        <text:list-item>
          <text:p text:style-name="P21"><text:span text:style-name="Strong_20_Emphasis"><text:span text:style-name="T1">Programmierumgebung:</text:span></text:span><text:span text:style-name="T1"> Unterstützung durch verschiedene Programmierplattformen wie Arduino IDE, zur einfachen Steuerung der LEDs.</text:span></text:p>
        </text:list-item>
      </text:list>
      <text:p text:style-name="P1"/>
      <text:p text:style-name="Text_20_body"><text:span text:style-name="Strong_20_Emphasis"><text:span text:style-name="T1">Hinweis:</text:span></text:span><text:span text:style-name="T1"> Dieses ausführliche Datenblatt bietet eine detaillierte Übersicht über die technischen Spezifikationen, Funktionen und Anwendungsmöglichkeiten der senseBox Verkettbaren NeoPixel RGB LEDs. Für spezifische Anwendungen und detaillierte technische </text:span><text:soft-page-break/><text:span text:style-name="T1">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4:21:18.282337147</meta:creation-date>
    <dc:date>2024-07-30T14:21:37.368352140</dc:date>
    <meta:editing-duration>PT20S</meta:editing-duration>
    <meta:editing-cycles>1</meta:editing-cycles>
    <meta:document-statistic meta:table-count="0" meta:image-count="0" meta:object-count="0" meta:page-count="3" meta:paragraph-count="53" meta:word-count="522" meta:character-count="3892" meta:non-whitespace-character-count="3463"/>
    <meta:generator>LibreOffice/7.3.7.2$Linux_X86_64 LibreOffice_project/30$Build-2</meta:generator>
  </office:meta>
</office:document-meta>
</file>